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6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55375" calcext:value-type="float">
            <text:p><text:s text:c="3"/>55,375</text:p>
          </table:table-cell>
          <table:table-cell table:style-name="ce63" office:value-type="float" office:value="53016" calcext:value-type="float">
            <text:p><text:s text:c="3"/>53,016</text:p>
          </table:table-cell>
          <table:table-cell table:style-name="ce63" office:value-type="float" office:value="2359" calcext:value-type="float">
            <text:p><text:s text:c="3"/>2,35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52339" calcext:value-type="float">
            <text:p><text:s text:c="3"/>52,339</text:p>
          </table:table-cell>
          <table:table-cell table:style-name="ce63" office:value-type="float" office:value="803" calcext:value-type="float">
            <text:p><text:s text:c="3"/>803</text:p>
          </table:table-cell>
          <table:table-cell table:style-name="ce63" office:value-type="float" office:value="2233" calcext:value-type="float">
            <text:p><text:s text:c="3"/>2,233</text:p>
          </table:table-cell>
          <table:table-cell table:style-name="ce63" office:value-type="float" office:value="54215" calcext:value-type="float">
            <text:p><text:s text:c="3"/>54,215</text:p>
          </table:table-cell>
          <table:table-cell table:style-name="ce63" office:value-type="float" office:value="297" calcext:value-type="float">
            <text:p><text:s text:c="3"/>297</text:p>
          </table:table-cell>
          <table:table-cell table:style-name="ce106" office:value-type="float" office:value="863" calcext:value-type="float">
            <text:p><text:s text:c="3"/>863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28715" calcext:value-type="float">
            <text:p><text:s text:c="3"/>28,715</text:p>
          </table:table-cell>
          <table:table-cell table:style-name="ce64" office:value-type="float" office:value="27508" calcext:value-type="float">
            <text:p><text:s text:c="3"/>27,508</text:p>
          </table:table-cell>
          <table:table-cell table:style-name="ce64" office:value-type="float" office:value="1207" calcext:value-type="float">
            <text:p><text:s text:c="3"/>1,20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7103" calcext:value-type="float">
            <text:p><text:s text:c="3"/>27,103</text:p>
          </table:table-cell>
          <table:table-cell table:style-name="ce64" office:value-type="float" office:value="416" calcext:value-type="float">
            <text:p><text:s text:c="3"/>416</text:p>
          </table:table-cell>
          <table:table-cell table:style-name="ce64" office:value-type="float" office:value="1196" calcext:value-type="float">
            <text:p><text:s text:c="3"/>1,196</text:p>
          </table:table-cell>
          <table:table-cell table:style-name="ce64" office:value-type="float" office:value="28088" calcext:value-type="float">
            <text:p><text:s text:c="3"/>28,088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107" office:value-type="float" office:value="468" calcext:value-type="float">
            <text:p><text:s text:c="3"/>46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26660" calcext:value-type="float">
            <text:p><text:s text:c="3"/>26,660</text:p>
          </table:table-cell>
          <table:table-cell table:style-name="ce64" office:value-type="float" office:value="25508" calcext:value-type="float">
            <text:p><text:s text:c="3"/>25,508</text:p>
          </table:table-cell>
          <table:table-cell table:style-name="ce64" office:value-type="float" office:value="1152" calcext:value-type="float">
            <text:p><text:s text:c="3"/>1,15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5236" calcext:value-type="float">
            <text:p><text:s text:c="3"/>25,236</text:p>
          </table:table-cell>
          <table:table-cell table:style-name="ce64" office:value-type="float" office:value="387" calcext:value-type="float">
            <text:p><text:s text:c="3"/>387</text:p>
          </table:table-cell>
          <table:table-cell table:style-name="ce64" office:value-type="float" office:value="1037" calcext:value-type="float">
            <text:p><text:s text:c="3"/>1,037</text:p>
          </table:table-cell>
          <table:table-cell table:style-name="ce64" office:value-type="float" office:value="26127" calcext:value-type="float">
            <text:p><text:s text:c="3"/>26,127</text:p>
          </table:table-cell>
          <table:table-cell table:style-name="ce64" office:value-type="float" office:value="138" calcext:value-type="float">
            <text:p><text:s text:c="3"/>138</text:p>
          </table:table-cell>
          <table:table-cell table:style-name="ce107" office:value-type="float" office:value="395" calcext:value-type="float">
            <text:p><text:s text:c="3"/>39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4.0996168582375" calcext:value-type="float">
            <text:p>–14.10</text:p>
          </table:table-cell>
          <table:table-cell table:style-name="ce67" office:value-type="float" office:value="-14.124350259896" calcext:value-type="float">
            <text:p>–14.12</text:p>
          </table:table-cell>
          <table:table-cell table:style-name="ce67" office:value-type="float" office:value="-13.5321100917431" calcext:value-type="float">
            <text:p>–13.53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5.0755287009063" calcext:value-type="float">
            <text:p>–15.08</text:p>
          </table:table-cell>
          <table:table-cell table:style-name="ce67" office:value-type="float" office:value="-15.5844155844156" calcext:value-type="float">
            <text:p>–15.58</text:p>
          </table:table-cell>
          <table:table-cell table:style-name="ce67" office:value-type="float" office:value="13.7640449438202" calcext:value-type="float">
            <text:p>13.76</text:p>
          </table:table-cell>
          <table:table-cell table:style-name="ce67" office:value-type="float" office:value="-14.423828125" calcext:value-type="float">
            <text:p>–14.42</text:p>
          </table:table-cell>
          <table:table-cell table:style-name="ce67" office:value-type="float" office:value="-1.61290322580645" calcext:value-type="float">
            <text:p>–1.61</text:p>
          </table:table-cell>
          <table:table-cell table:style-name="ce67" office:value-type="float" office:value="4.34782608695652" calcext:value-type="float">
            <text:p>4.35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2.4836479162773" calcext:value-type="float">
            <text:p>–12.48</text:p>
          </table:table-cell>
          <table:table-cell table:style-name="ce68" office:value-type="float" office:value="-12.6702997275204" calcext:value-type="float">
            <text:p>–12.67</text:p>
          </table:table-cell>
          <table:table-cell table:style-name="ce68" office:value-type="float" office:value="-7.981220657277" calcext:value-type="float">
            <text:p>–7.98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3.7104694559026" calcext:value-type="float">
            <text:p>–13.71</text:p>
          </table:table-cell>
          <table:table-cell table:style-name="ce68" office:value-type="float" office:value="7.04225352112676" calcext:value-type="float">
            <text:p>7.04</text:p>
          </table:table-cell>
          <table:table-cell table:style-name="ce68" office:value-type="float" office:value="13.2275132275132" calcext:value-type="float">
            <text:p>13.23</text:p>
          </table:table-cell>
          <table:table-cell table:style-name="ce68" office:value-type="float" office:value="-12.8288219595883" calcext:value-type="float">
            <text:p>–12.83</text:p>
          </table:table-cell>
          <table:table-cell table:style-name="ce68" office:value-type="float" office:value="2.94117647058824" calcext:value-type="float">
            <text:p>2.94</text:p>
          </table:table-cell>
          <table:table-cell table:style-name="ce70" office:value-type="float" office:value="5.63380281690141" calcext:value-type="float">
            <text:p>5.63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5.7987816859894" calcext:value-type="float">
            <text:p>–15.80</text:p>
          </table:table-cell>
          <table:table-cell table:style-name="ce69" office:value-type="float" office:value="-15.6596794081381" calcext:value-type="float">
            <text:p>–15.66</text:p>
          </table:table-cell>
          <table:table-cell table:style-name="ce69" office:value-type="float" office:value="-18.8340807174888" calcext:value-type="float">
            <text:p>–18.8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6.5116759661087" calcext:value-type="float">
            <text:p>–16.51</text:p>
          </table:table-cell>
          <table:table-cell table:style-name="ce69" office:value-type="float" office:value="-34.9397590361446" calcext:value-type="float">
            <text:p>–34.94</text:p>
          </table:table-cell>
          <table:table-cell table:style-name="ce69" office:value-type="float" office:value="14.3712574850299" calcext:value-type="float">
            <text:p>14.37</text:p>
          </table:table-cell>
          <table:table-cell table:style-name="ce69" office:value-type="float" office:value="-16.0993191830196" calcext:value-type="float">
            <text:p>–16.10</text:p>
          </table:table-cell>
          <table:table-cell table:style-name="ce69" office:value-type="float" office:value="-7.14285714285714" calcext:value-type="float">
            <text:p>–7.14</text:p>
          </table:table-cell>
          <table:table-cell table:style-name="ce69" office:value-type="float" office:value="2.98507462686567" calcext:value-type="float">
            <text:p>2.99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6.34412427368671" calcext:value-type="float">
            <text:p>6.34</text:p>
          </table:table-cell>
          <table:table-cell table:style-name="ce70" office:value-type="float" office:value="6.93303460293752" calcext:value-type="float">
            <text:p>6.93</text:p>
          </table:table-cell>
          <table:table-cell table:style-name="ce70" office:value-type="float" office:value="-5.51378446115288" calcext:value-type="float">
            <text:p>–5.5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5.5048167146253" calcext:value-type="float">
            <text:p>5.50</text:p>
          </table:table-cell>
          <table:table-cell table:style-name="ce70" office:value-type="float" office:value="9.2436974789916" calcext:value-type="float">
            <text:p>9.24</text:p>
          </table:table-cell>
          <table:table-cell table:style-name="ce70" office:value-type="float" office:value="26.1682242990654" calcext:value-type="float">
            <text:p>26.17</text:p>
          </table:table-cell>
          <table:table-cell table:style-name="ce70" office:value-type="float" office:value="5.94849474066014" calcext:value-type="float">
            <text:p>5.95</text:p>
          </table:table-cell>
          <table:table-cell table:style-name="ce70" office:value-type="float" office:value="96.7741935483871" calcext:value-type="float">
            <text:p>96.77</text:p>
          </table:table-cell>
          <table:table-cell table:style-name="ce70" office:value-type="float" office:value="9.92366412213741" calcext:value-type="float">
            <text:p>9.92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5.92626102691699" calcext:value-type="float">
            <text:p>5.93</text:p>
          </table:table-cell>
          <table:table-cell table:style-name="ce70" office:value-type="float" office:value="6.17605300520587" calcext:value-type="float">
            <text:p>6.18</text:p>
          </table:table-cell>
          <table:table-cell table:style-name="ce70" office:value-type="float" office:value="0.512820512820513" calcext:value-type="float">
            <text:p>0.5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5.19636015325671" calcext:value-type="float">
            <text:p>5.20</text:p>
          </table:table-cell>
          <table:table-cell table:style-name="ce70" office:value-type="float" office:value="16.9230769230769" calcext:value-type="float">
            <text:p>16.92</text:p>
          </table:table-cell>
          <table:table-cell table:style-name="ce70" office:value-type="float" office:value="18.8888888888889" calcext:value-type="float">
            <text:p>18.89</text:p>
          </table:table-cell>
          <table:table-cell table:style-name="ce70" office:value-type="float" office:value="5.61200923787529" calcext:value-type="float">
            <text:p>5.61</text:p>
          </table:table-cell>
          <table:table-cell table:style-name="ce70" office:value-type="float" office:value="84.2105263157895" calcext:value-type="float">
            <text:p>84.21</text:p>
          </table:table-cell>
          <table:table-cell table:style-name="ce70" office:value-type="float" office:value="4.16666666666667" calcext:value-type="float">
            <text:p>4.17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6.80458624127617" calcext:value-type="float">
            <text:p>6.80</text:p>
          </table:table-cell>
          <table:table-cell table:style-name="ce69" office:value-type="float" office:value="7.77310924369748" calcext:value-type="float">
            <text:p>7.77</text:p>
          </table:table-cell>
          <table:table-cell table:style-name="ce69" office:value-type="float" office:value="-11.2745098039216" calcext:value-type="float">
            <text:p>–11.2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5.8422845166361" calcext:value-type="float">
            <text:p>5.84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35.4609929078014" calcext:value-type="float">
            <text:p>35.46</text:p>
          </table:table-cell>
          <table:table-cell table:style-name="ce69" office:value-type="float" office:value="6.31819335194113" calcext:value-type="float">
            <text:p>6.32</text:p>
          </table:table-cell>
          <table:table-cell table:style-name="ce69" office:value-type="float" office:value="116.666666666667" calcext:value-type="float">
            <text:p>116.67</text:p>
          </table:table-cell>
          <table:table-cell table:style-name="ce69" office:value-type="float" office:value="16.9491525423729" calcext:value-type="float">
            <text:p>16.95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6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968" calcext:value-type="float">
            <text:p>8,968</text:p>
          </table:table-cell>
          <table:table-cell table:style-name="ce136" office:value-type="float" office:value="8591" calcext:value-type="float">
            <text:p>8,591</text:p>
          </table:table-cell>
          <table:table-cell table:style-name="ce136" office:value-type="float" office:value="377" calcext:value-type="float">
            <text:p>377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433" calcext:value-type="float">
            <text:p>8,433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405" calcext:value-type="float">
            <text:p>405</text:p>
          </table:table-cell>
          <table:table-cell table:style-name="ce136" office:value-type="float" office:value="8763" calcext:value-type="float">
            <text:p>8,763</text:p>
          </table:table-cell>
          <table:table-cell table:style-name="ce136" office:value-type="float" office:value="61" calcext:value-type="float">
            <text:p>61</text:p>
          </table:table-cell>
          <table:table-cell table:style-name="ce152" office:value-type="float" office:value="144" calcext:value-type="float">
            <text:p>144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683" calcext:value-type="float">
            <text:p>4,683</text:p>
          </table:table-cell>
          <table:table-cell table:style-name="ce137" office:value-type="float" office:value="4487" calcext:value-type="float">
            <text:p>4,487</text:p>
          </table:table-cell>
          <table:table-cell table:style-name="ce137" office:value-type="float" office:value="196" calcext:value-type="float">
            <text:p>19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393" calcext:value-type="float">
            <text:p>4,393</text:p>
          </table:table-cell>
          <table:table-cell table:style-name="ce137" office:value-type="float" office:value="76" calcext:value-type="float">
            <text:p>76</text:p>
          </table:table-cell>
          <table:table-cell table:style-name="ce137" office:value-type="float" office:value="214" calcext:value-type="float">
            <text:p>214</text:p>
          </table:table-cell>
          <table:table-cell table:style-name="ce137" office:value-type="float" office:value="4573" calcext:value-type="float">
            <text:p>4,573</text:p>
          </table:table-cell>
          <table:table-cell table:style-name="ce137" office:value-type="float" office:value="35" calcext:value-type="float">
            <text:p>35</text:p>
          </table:table-cell>
          <table:table-cell table:style-name="ce153" office:value-type="float" office:value="75" calcext:value-type="float">
            <text:p>75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285" calcext:value-type="float">
            <text:p>4,285</text:p>
          </table:table-cell>
          <table:table-cell table:style-name="ce137" office:value-type="float" office:value="4104" calcext:value-type="float">
            <text:p>4,104</text:p>
          </table:table-cell>
          <table:table-cell table:style-name="ce137" office:value-type="float" office:value="181" calcext:value-type="float">
            <text:p>18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040" calcext:value-type="float">
            <text:p>4,040</text:p>
          </table:table-cell>
          <table:table-cell table:style-name="ce137" office:value-type="float" office:value="54" calcext:value-type="float">
            <text:p>54</text:p>
          </table:table-cell>
          <table:table-cell table:style-name="ce137" office:value-type="float" office:value="191" calcext:value-type="float">
            <text:p>191</text:p>
          </table:table-cell>
          <table:table-cell table:style-name="ce143" office:value-type="float" office:value="4190" calcext:value-type="float">
            <text:p>4,190</text:p>
          </table:table-cell>
          <table:table-cell table:style-name="ce137" office:value-type="float" office:value="26" calcext:value-type="float">
            <text:p>26</text:p>
          </table:table-cell>
          <table:table-cell table:style-name="ce154" office:value-type="float" office:value="69" calcext:value-type="float">
            <text:p>69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71" calcext:value-type="float">
            <text:p>1,271</text:p>
          </table:table-cell>
          <table:table-cell table:style-name="ce129" office:value-type="float" office:value="1225" calcext:value-type="float">
            <text:p>1,225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83" calcext:value-type="float">
            <text:p>1,183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65" calcext:value-type="float">
            <text:p>65</text:p>
          </table:table-cell>
          <table:table-cell table:style-name="ce136" office:value-type="float" office:value="1224" calcext:value-type="float">
            <text:p>1,224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5" calcext:value-type="float">
            <text:p>35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6" calcext:value-type="float">
            <text:p>676</text:p>
          </table:table-cell>
          <table:table-cell table:style-name="ce130" office:value-type="float" office:value="660" calcext:value-type="float">
            <text:p>660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26" calcext:value-type="float">
            <text:p>626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35" calcext:value-type="float">
            <text:p>35</text:p>
          </table:table-cell>
          <table:table-cell table:style-name="ce137" office:value-type="float" office:value="650" calcext:value-type="float">
            <text:p>650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95" calcext:value-type="float">
            <text:p>595</text:p>
          </table:table-cell>
          <table:table-cell table:style-name="ce130" office:value-type="float" office:value="565" calcext:value-type="float">
            <text:p>565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57" calcext:value-type="float">
            <text:p>557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30" calcext:value-type="float">
            <text:p>30</text:p>
          </table:table-cell>
          <table:table-cell table:style-name="ce143" office:value-type="float" office:value="574" calcext:value-type="float">
            <text:p>574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93" calcext:value-type="float">
            <text:p>1,093</text:p>
          </table:table-cell>
          <table:table-cell table:style-name="ce129" office:value-type="float" office:value="1056" calcext:value-type="float">
            <text:p>1,056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59" calcext:value-type="float">
            <text:p>1,059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19" calcext:value-type="float">
            <text:p>19</text:p>
          </table:table-cell>
          <table:table-cell table:style-name="ce136" office:value-type="float" office:value="1055" calcext:value-type="float">
            <text:p>1,055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5" calcext:value-type="float">
            <text:p>565</text:p>
          </table:table-cell>
          <table:table-cell table:style-name="ce130" office:value-type="float" office:value="552" calcext:value-type="float">
            <text:p>552</text:p>
          </table:table-cell>
          <table:table-cell table:style-name="ce137" office:value-type="float" office:value="13" calcext:value-type="float">
            <text:p>1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0" calcext:value-type="float">
            <text:p>550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7" calcext:value-type="float">
            <text:p>7</text:p>
          </table:table-cell>
          <table:table-cell table:style-name="ce137" office:value-type="float" office:value="543" calcext:value-type="float">
            <text:p>543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28" calcext:value-type="float">
            <text:p>528</text:p>
          </table:table-cell>
          <table:table-cell table:style-name="ce130" office:value-type="float" office:value="504" calcext:value-type="float">
            <text:p>504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9" calcext:value-type="float">
            <text:p>509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512" calcext:value-type="float">
            <text:p>512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65" calcext:value-type="float">
            <text:p>1,165</text:p>
          </table:table-cell>
          <table:table-cell table:style-name="ce129" office:value-type="float" office:value="1105" calcext:value-type="float">
            <text:p>1,105</text:p>
          </table:table-cell>
          <table:table-cell table:style-name="ce136" office:value-type="float" office:value="60" calcext:value-type="float">
            <text:p>6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74" calcext:value-type="float">
            <text:p>1,074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73" calcext:value-type="float">
            <text:p>73</text:p>
          </table:table-cell>
          <table:table-cell table:style-name="ce136" office:value-type="float" office:value="1135" calcext:value-type="float">
            <text:p>1,135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6" calcext:value-type="float">
            <text:p>616</text:p>
          </table:table-cell>
          <table:table-cell table:style-name="ce130" office:value-type="float" office:value="577" calcext:value-type="float">
            <text:p>577</text:p>
          </table:table-cell>
          <table:table-cell table:style-name="ce137" office:value-type="float" office:value="39" calcext:value-type="float">
            <text:p>3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69" calcext:value-type="float">
            <text:p>569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37" calcext:value-type="float">
            <text:p>37</text:p>
          </table:table-cell>
          <table:table-cell table:style-name="ce137" office:value-type="float" office:value="601" calcext:value-type="float">
            <text:p>601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49" calcext:value-type="float">
            <text:p>549</text:p>
          </table:table-cell>
          <table:table-cell table:style-name="ce130" office:value-type="float" office:value="528" calcext:value-type="float">
            <text:p>528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5" calcext:value-type="float">
            <text:p>505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36" calcext:value-type="float">
            <text:p>36</text:p>
          </table:table-cell>
          <table:table-cell table:style-name="ce143" office:value-type="float" office:value="534" calcext:value-type="float">
            <text:p>534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35" calcext:value-type="float">
            <text:p>1,035</text:p>
          </table:table-cell>
          <table:table-cell table:style-name="ce129" office:value-type="float" office:value="993" calcext:value-type="float">
            <text:p>993</text:p>
          </table:table-cell>
          <table:table-cell table:style-name="ce136" office:value-type="float" office:value="42" calcext:value-type="float">
            <text:p>4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74" calcext:value-type="float">
            <text:p>974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38" calcext:value-type="float">
            <text:p>38</text:p>
          </table:table-cell>
          <table:table-cell table:style-name="ce136" office:value-type="float" office:value="1016" calcext:value-type="float">
            <text:p>1,016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8" calcext:value-type="float">
            <text:p>538</text:p>
          </table:table-cell>
          <table:table-cell table:style-name="ce130" office:value-type="float" office:value="517" calcext:value-type="float">
            <text:p>517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01" calcext:value-type="float">
            <text:p>501</text:p>
          </table:table-cell>
          <table:table-cell table:style-name="ce130" office:value-type="float" office:value="17" calcext:value-type="float">
            <text:p>17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529" calcext:value-type="float">
            <text:p>52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7" calcext:value-type="float">
            <text:p>497</text:p>
          </table:table-cell>
          <table:table-cell table:style-name="ce130" office:value-type="float" office:value="476" calcext:value-type="float">
            <text:p>476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3" calcext:value-type="float">
            <text:p>473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487" calcext:value-type="float">
            <text:p>487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58" calcext:value-type="float">
            <text:p>558</text:p>
          </table:table-cell>
          <table:table-cell table:style-name="ce129" office:value-type="float" office:value="530" calcext:value-type="float">
            <text:p>530</text:p>
          </table:table-cell>
          <table:table-cell table:style-name="ce136" office:value-type="float" office:value="28" calcext:value-type="float">
            <text:p>2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24" calcext:value-type="float">
            <text:p>52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30" calcext:value-type="float">
            <text:p>30</text:p>
          </table:table-cell>
          <table:table-cell table:style-name="ce136" office:value-type="float" office:value="548" calcext:value-type="float">
            <text:p>548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01" calcext:value-type="float">
            <text:p>301</text:p>
          </table:table-cell>
          <table:table-cell table:style-name="ce130" office:value-type="float" office:value="280" calcext:value-type="float">
            <text:p>280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85" calcext:value-type="float">
            <text:p>28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293" calcext:value-type="float">
            <text:p>29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57" calcext:value-type="float">
            <text:p>257</text:p>
          </table:table-cell>
          <table:table-cell table:style-name="ce130" office:value-type="float" office:value="250" calcext:value-type="float">
            <text:p>250</text:p>
          </table:table-cell>
          <table:table-cell table:style-name="ce137" office:value-type="float" office:value="7" calcext:value-type="float">
            <text:p>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39" calcext:value-type="float">
            <text:p>23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255" calcext:value-type="float">
            <text:p>255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73" calcext:value-type="float">
            <text:p>973</text:p>
          </table:table-cell>
          <table:table-cell table:style-name="ce129" office:value-type="float" office:value="933" calcext:value-type="float">
            <text:p>933</text:p>
          </table:table-cell>
          <table:table-cell table:style-name="ce136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15" calcext:value-type="float">
            <text:p>915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953" calcext:value-type="float">
            <text:p>953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05" calcext:value-type="float">
            <text:p>505</text:p>
          </table:table-cell>
          <table:table-cell table:style-name="ce130" office:value-type="float" office:value="487" calcext:value-type="float">
            <text:p>487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76" calcext:value-type="float">
            <text:p>476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24" calcext:value-type="float">
            <text:p>24</text:p>
          </table:table-cell>
          <table:table-cell table:style-name="ce137" office:value-type="float" office:value="495" calcext:value-type="float">
            <text:p>495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68" calcext:value-type="float">
            <text:p>468</text:p>
          </table:table-cell>
          <table:table-cell table:style-name="ce130" office:value-type="float" office:value="446" calcext:value-type="float">
            <text:p>446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39" calcext:value-type="float">
            <text:p>439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458" calcext:value-type="float">
            <text:p>45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820" calcext:value-type="float">
            <text:p>2,820</text:p>
          </table:table-cell>
          <table:table-cell table:style-name="ce129" office:value-type="float" office:value="2696" calcext:value-type="float">
            <text:p>2,696</text:p>
          </table:table-cell>
          <table:table-cell table:style-name="ce136" office:value-type="float" office:value="124" calcext:value-type="float">
            <text:p>12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653" calcext:value-type="float">
            <text:p>2,653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134" calcext:value-type="float">
            <text:p>134</text:p>
          </table:table-cell>
          <table:table-cell table:style-name="ce136" office:value-type="float" office:value="2780" calcext:value-type="float">
            <text:p>2,780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453" calcext:value-type="float">
            <text:p>1,453</text:p>
          </table:table-cell>
          <table:table-cell table:style-name="ce130" office:value-type="float" office:value="1385" calcext:value-type="float">
            <text:p>1,385</text:p>
          </table:table-cell>
          <table:table-cell table:style-name="ce137" office:value-type="float" office:value="68" calcext:value-type="float">
            <text:p>6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59" calcext:value-type="float">
            <text:p>1,359</text:p>
          </table:table-cell>
          <table:table-cell table:style-name="ce130" office:value-type="float" office:value="18" calcext:value-type="float">
            <text:p>18</text:p>
          </table:table-cell>
          <table:table-cell table:style-name="ce130" office:value-type="float" office:value="76" calcext:value-type="float">
            <text:p>76</text:p>
          </table:table-cell>
          <table:table-cell table:style-name="ce137" office:value-type="float" office:value="1434" calcext:value-type="float">
            <text:p>1,434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367" calcext:value-type="float">
            <text:p>1,367</text:p>
          </table:table-cell>
          <table:table-cell table:style-name="ce130" office:value-type="float" office:value="1311" calcext:value-type="float">
            <text:p>1,311</text:p>
          </table:table-cell>
          <table:table-cell table:style-name="ce137" office:value-type="float" office:value="56" calcext:value-type="float">
            <text:p>5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94" calcext:value-type="float">
            <text:p>1,294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58" calcext:value-type="float">
            <text:p>58</text:p>
          </table:table-cell>
          <table:table-cell table:style-name="ce143" office:value-type="float" office:value="1346" calcext:value-type="float">
            <text:p>1,346</text:p>
          </table:table-cell>
          <table:table-cell table:style-name="ce130" office:value-type="float" office:value="6" calcext:value-type="float">
            <text:p>6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161" calcext:value-type="float">
            <text:p>161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5" calcext:value-type="float">
            <text:p>15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65" calcext:value-type="float">
            <text:p>16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205" calcext:value-type="float">
            <text:p>205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2" calcext:value-type="float">
            <text:p>20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5" calcext:value-type="float">
            <text:p>115</text:p>
          </table:table-cell>
          <table:table-cell table:style-name="ce134" office:value-type="float" office:value="112" calcext:value-type="float">
            <text:p>11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1" calcext:value-type="float">
            <text:p>10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8" calcext:value-type="float">
            <text:p>188</text:p>
          </table:table-cell>
          <table:table-cell table:style-name="ce133" office:value-type="float" office:value="175" calcext:value-type="float">
            <text:p>175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8" calcext:value-type="float">
            <text:p>88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75" calcext:value-type="float">
            <text:p>575</text:p>
          </table:table-cell>
          <table:table-cell table:style-name="ce133" office:value-type="float" office:value="562" calcext:value-type="float">
            <text:p>562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52" calcext:value-type="float">
            <text:p>552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574" calcext:value-type="float">
            <text:p>57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97" calcext:value-type="float">
            <text:p>297</text:p>
          </table:table-cell>
          <table:table-cell table:style-name="ce134" office:value-type="float" office:value="288" calcext:value-type="float">
            <text:p>288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83" calcext:value-type="float">
            <text:p>28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297" calcext:value-type="float">
            <text:p>2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8" calcext:value-type="float">
            <text:p>278</text:p>
          </table:table-cell>
          <table:table-cell table:style-name="ce134" office:value-type="float" office:value="274" calcext:value-type="float">
            <text:p>27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9" calcext:value-type="float">
            <text:p>26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277" calcext:value-type="float">
            <text:p>27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9" calcext:value-type="float">
            <text:p>159</text:p>
          </table:table-cell>
          <table:table-cell table:style-name="ce133" office:value-type="float" office:value="147" calcext:value-type="float">
            <text:p>147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9" calcext:value-type="float">
            <text:p>14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54" calcext:value-type="float">
            <text:p>15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75" calcext:value-type="float">
            <text:p>75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8" calcext:value-type="float">
            <text:p>78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81" calcext:value-type="float">
            <text:p>381</text:p>
          </table:table-cell>
          <table:table-cell table:style-name="ce133" office:value-type="float" office:value="369" calcext:value-type="float">
            <text:p>369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3" calcext:value-type="float">
            <text:p>35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4" calcext:value-type="float">
            <text:p>24</text:p>
          </table:table-cell>
          <table:table-cell table:style-name="ce138" office:value-type="float" office:value="377" calcext:value-type="float">
            <text:p>37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9" calcext:value-type="float">
            <text:p>189</text:p>
          </table:table-cell>
          <table:table-cell table:style-name="ce134" office:value-type="float" office:value="183" calcext:value-type="float">
            <text:p>183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1" calcext:value-type="float">
            <text:p>17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6" calcext:value-type="float">
            <text:p>16</text:p>
          </table:table-cell>
          <table:table-cell table:style-name="ce139" office:value-type="float" office:value="186" calcext:value-type="float">
            <text:p>18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2" calcext:value-type="float">
            <text:p>192</text:p>
          </table:table-cell>
          <table:table-cell table:style-name="ce134" office:value-type="float" office:value="186" calcext:value-type="float">
            <text:p>186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2" calcext:value-type="float">
            <text:p>18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91" calcext:value-type="float">
            <text:p>1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3" calcext:value-type="float">
            <text:p>143</text:p>
          </table:table-cell>
          <table:table-cell table:style-name="ce133" office:value-type="float" office:value="138" calcext:value-type="float">
            <text:p>138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40" calcext:value-type="float">
            <text:p>14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7" calcext:value-type="float">
            <text:p>67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07" calcext:value-type="float">
            <text:p>307</text:p>
          </table:table-cell>
          <table:table-cell table:style-name="ce133" office:value-type="float" office:value="292" calcext:value-type="float">
            <text:p>292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4" calcext:value-type="float">
            <text:p>28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8" calcext:value-type="float">
            <text:p>18</text:p>
          </table:table-cell>
          <table:table-cell table:style-name="ce138" office:value-type="float" office:value="302" calcext:value-type="float">
            <text:p>30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5" calcext:value-type="float">
            <text:p>165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5" calcext:value-type="float">
            <text:p>15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63" calcext:value-type="float">
            <text:p>16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2" calcext:value-type="float">
            <text:p>142</text:p>
          </table:table-cell>
          <table:table-cell table:style-name="ce134" office:value-type="float" office:value="133" calcext:value-type="float">
            <text:p>133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9" calcext:value-type="float">
            <text:p>129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39" calcext:value-type="float">
            <text:p>13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7" calcext:value-type="float">
            <text:p>77</text:p>
          </table:table-cell>
          <table:table-cell table:style-name="ce133" office:value-type="float" office:value="66" calcext:value-type="float">
            <text:p>66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8" calcext:value-type="float">
            <text:p>38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4" calcext:value-type="float">
            <text:p>134</text:p>
          </table:table-cell>
          <table:table-cell table:style-name="ce133" office:value-type="float" office:value="122" calcext:value-type="float">
            <text:p>122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2" calcext:value-type="float">
            <text:p>62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5" calcext:value-type="float">
            <text:p>65</text:p>
          </table:table-cell>
          <table:table-cell table:style-name="ce133" office:value-type="float" office:value="64" calcext:value-type="float">
            <text:p>64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65" calcext:value-type="float">
            <text:p>6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5" calcext:value-type="float">
            <text:p>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0" calcext:value-type="float">
            <text:p>30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89" calcext:value-type="float">
            <text:p>89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9" calcext:value-type="float">
            <text:p>4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" calcext:value-type="float">
            <text:p>39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5" calcext:value-type="float">
            <text:p>215</text:p>
          </table:table-cell>
          <table:table-cell table:style-name="ce133" office:value-type="float" office:value="208" calcext:value-type="float">
            <text:p>20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4" calcext:value-type="float">
            <text:p>20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4" calcext:value-type="float">
            <text:p>114</text:p>
          </table:table-cell>
          <table:table-cell table:style-name="ce134" office:value-type="float" office:value="108" calcext:value-type="float">
            <text:p>108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5" calcext:value-type="float">
            <text:p>105</text:p>
          </table:table-cell>
          <table:table-cell table:style-name="ce133" office:value-type="float" office:value="98" calcext:value-type="float">
            <text:p>9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9" calcext:value-type="float">
            <text:p>9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1" calcext:value-type="float">
            <text:p>51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1" calcext:value-type="float">
            <text:p>5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number-columns-repeated="2" table:style-name="ce129" office:value-type="float" office:value="53" calcext:value-type="float">
            <text:p>53</text:p>
          </table:table-cell>
          <table:table-cell table:style-name="ce136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1" calcext:value-type="float">
            <text:p>51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9" calcext:value-type="float">
            <text:p>29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4" calcext:value-type="float">
            <text:p>24</text:p>
          </table:table-cell>
          <table:table-cell table:style-name="ce130" office:value-type="float" office:value="24" calcext:value-type="float">
            <text:p>24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0" calcext:value-type="float">
            <text:p>5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3" calcext:value-type="float">
            <text:p>23</text:p>
          </table:table-cell>
          <table:table-cell table:style-name="ce134" office:value-type="float" office:value="23" calcext:value-type="float">
            <text:p>23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